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05af" officeooo:paragraph-rsid="000905af"/>
    </style:style>
    <style:style style:name="P2" style:family="paragraph" style:parent-style-name="Standard">
      <style:paragraph-properties fo:text-align="start" style:justify-single-word="false"/>
      <style:text-properties officeooo:rsid="000905af" officeooo:paragraph-rsid="000905af"/>
    </style:style>
    <style:style style:name="P3" style:family="paragraph" style:parent-style-name="Standard">
      <style:paragraph-properties fo:text-align="start" style:justify-single-word="false"/>
      <style:text-properties officeooo:rsid="000905af" officeooo:paragraph-rsid="000905af"/>
    </style:style>
    <style:style style:name="P4" style:family="paragraph" style:parent-style-name="Standard">
      <style:paragraph-properties fo:text-align="start" style:justify-single-word="false"/>
      <style:text-properties officeooo:rsid="000ae846" officeooo:paragraph-rsid="000ae8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ódulo GPS NEO-6M</text:p>
      <text:p text:style-name="P2"/>
      <text:p text:style-name="P2">4 pinos</text:p>
      <text:p text:style-name="P2"/>
      <text:p text:style-name="P2">VCC (5V)</text:p>
      <text:p text:style-name="P2">GND</text:p>
      <text:p text:style-name="P2">GPS Rx (porta 12)</text:p>
      <text:p text:style-name="P2">GPS Tx (porta 11)</text:p>
      <text:p text:style-name="P2"/>
      <text:p text:style-name="P2"/>
      <text:p text:style-name="P2"/>
      <text:p text:style-name="P2">O módulo GPS terá de receber os dados via satélite das posições da aeronave, indicando seu percurso, além de sua altitude.</text:p>
      <text:p text:style-name="P2"/>
      <text:p text:style-name="P2">Aparentemente será chato de programar, pois usa uma biblioteca específica da qual ainda tenho pouco conhecimento. Porém, uma vez descoberto suas principais funções, será simples fazer uma programação para obter 3 parâmetros.</text:p>
      <text:p text:style-name="P2"/>
      <text:p text:style-name="P4">Além das posições GPS, ele também tem uma função que mostra a hora exata, o que é, também, um parâmetro exigido pelo regulamento.</text:p>
      <text:p text:style-name="P2"/>
      <text:p text:style-name="P2">Fora isso, ainda tem o U-center software, um programa que mostra a posição e a trajetória do módulo. Só como lembrete, pesquise mais sobre e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23:51:28.776000000</meta:creation-date>
    <dc:date>2016-07-14T00:27:00.245000000</dc:date>
    <meta:editing-duration>PT12M2S</meta:editing-duration>
    <meta:editing-cycles>2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10" meta:word-count="117" meta:character-count="687" meta:non-whitespace-character-count="580"/>
  </office:meta>
</office:document-meta>
</file>